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09D1AAF294B4D69CF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86in" fo:margin-left="0in" fo:margin-top="0in" fo:margin-bottom="0in" table:align="left" style:writing-mode="lr-tb"/>
    </style:style>
    <style:style style:name="Table1.A" style:family="table-column">
      <style:table-column-properties style:column-width="1.966in"/>
    </style:style>
    <style:style style:name="Table1.C" style:family="table-column">
      <style:table-column-properties style:column-width="1.9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5.8986in" fo:margin-left="0in" fo:margin-top="0in" fo:margin-bottom="0in" table:align="left" style:writing-mode="lr-tb"/>
    </style:style>
    <style:style style:name="Table2.A" style:family="table-column">
      <style:table-column-properties style:column-width="1.966in"/>
    </style:style>
    <style:style style:name="Table2.C" style:family="table-column">
      <style:table-column-properties style:column-width="1.9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5.8986in" fo:margin-left="0in" fo:margin-top="0in" fo:margin-bottom="0in" table:align="left" style:writing-mode="lr-tb"/>
    </style:style>
    <style:style style:name="Table3.A" style:family="table-column">
      <style:table-column-properties style:column-width="1.966in"/>
    </style:style>
    <style:style style:name="Table3.C" style:family="table-column">
      <style:table-column-properties style:column-width="1.9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-0.0134in" fo:line-height="97%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-0.0134in" style:line-height-at-least="0in" fo:text-align="center" style:justify-single-word="false" fo:text-indent="0in" style:auto-text-indent="false"/>
      <style:text-properties style:font-name="Arial" fo:font-size="9pt" style:font-name-asian="Arial" style:font-size-asian="9pt" style:font-name-complex="Arial"/>
    </style:style>
    <style:style style:name="P3" style:family="paragraph" style:parent-style-name="Standard">
      <style:paragraph-properties fo:margin-left="0in" fo:margin-right="-0.0134in" fo:line-height="200%" fo:text-align="center" style:justify-single-word="false" fo:text-indent="0in" style:auto-text-indent="false"/>
      <style:text-properties style:font-name="Arial" fo:font-size="8.5pt" style:font-name-asian="Arial" style:font-size-asian="8.5pt" style:font-name-complex="Arial"/>
    </style:style>
    <style:style style:name="P4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normal" officeooo:rsid="0017145c" officeooo:paragraph-rsid="0017145c" style:font-name-asian="Ari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normal" officeooo:rsid="0017145c" officeooo:paragraph-rsid="00260993" style:font-name-asian="Ari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normal" officeooo:rsid="0017145c" officeooo:paragraph-rsid="0017145c" style:font-name-asian="Arial" style:font-size-asian="11pt" style:font-weight-asian="normal" style:font-name-complex="Calibri" style:font-size-complex="11pt" style:font-weight-complex="normal"/>
    </style:style>
    <style:style style:name="P7" style:family="paragraph" style:parent-style-name="Standard">
      <style:paragraph-properties fo:margin-left="0in" fo:margin-right="-0.0134in" style:line-height-at-least="0in" fo:text-align="center" style:justify-single-word="false" fo:text-indent="0in" style:auto-text-indent="false"/>
      <style:text-properties style:font-name="DejaVu Sans" fo:font-size="11pt" fo:font-weight="bold" officeooo:paragraph-rsid="0015c1cd" style:font-name-asian="Arial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bold" officeooo:rsid="0017145c" officeooo:paragraph-rsid="0017145c" style:font-name-asian="Arial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bold" officeooo:rsid="0015c1cd" officeooo:paragraph-rsid="0015c1cd" style:font-name-asian="Arial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17145c" officeooo:paragraph-rsid="0017145c" style:font-name-asian="Ari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17145c" officeooo:paragraph-rsid="0017145c" style:font-name-asian="Arial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18f337" officeooo:paragraph-rsid="0018f337" style:font-name-asian="Arial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left="0in" fo:margin-right="-0.0134in" style:line-height-at-least="0in" fo:text-align="center" style:justify-single-word="false" fo:text-indent="0in" style:auto-text-indent="false"/>
      <style:text-properties style:font-name="Calibri" fo:font-size="11pt" fo:font-weight="bold" officeooo:paragraph-rsid="0015c1cd" style:font-name-asian="Arial" style:font-size-asian="11pt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Calibri" fo:font-size="11pt" fo:font-weight="bold" officeooo:rsid="001e65cf" officeooo:paragraph-rsid="001e65cf" style:font-name-asian="Arial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83e6d" officeooo:paragraph-rsid="003d7a49" style:font-name-asian="Arial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83e6d" officeooo:paragraph-rsid="003e8333" style:font-name-asian="Arial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d7a49" officeooo:paragraph-rsid="003d7a49" style:font-name-asian="Arial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d7a49" officeooo:paragraph-rsid="003e8333" style:font-name-asian="Arial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18f337"/>
    </style:style>
    <style:style style:name="P20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17145c"/>
    </style:style>
    <style:style style:name="P21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15c1cd"/>
    </style:style>
    <style:style style:name="P22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27afe1"/>
    </style:style>
    <style:style style:name="P23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27bc7d"/>
    </style:style>
    <style:style style:name="P24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3d7a49"/>
    </style:style>
    <style:style style:name="P25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paragraph-rsid="003e8333"/>
    </style:style>
    <style:style style:name="P26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000000" style:font-name="DejaVu Sans" fo:font-size="11pt" fo:font-weight="normal" officeooo:rsid="00260993" officeooo:paragraph-rsid="002a8369" style:font-name-asian="Arial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rsid="003286be" officeooo:paragraph-rsid="003286be"/>
    </style:style>
    <style:style style:name="P28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rsid="003d7a49" officeooo:paragraph-rsid="003d7a49"/>
    </style:style>
    <style:style style:name="P29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rsid="003d7a49" officeooo:paragraph-rsid="003e8333"/>
    </style:style>
    <style:style style:name="P30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rsid="003e8333" officeooo:paragraph-rsid="003e8333"/>
    </style:style>
    <style:style style:name="P31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officeooo:rsid="0043ac50" officeooo:paragraph-rsid="0043ac50"/>
    </style:style>
    <style:style style:name="P32" style:family="paragraph" style:parent-style-name="Standard">
      <style:paragraph-properties fo:line-height="0.0138in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line-height="0.002in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line-height="0.0016in"/>
      <style:text-properties style:font-name="Times New Roman" fo:font-weight="bold" style:font-name-asian="Times New Roman" style:font-weight-asian="bold" style:font-name-complex="Times New Roman"/>
    </style:style>
    <style:style style:name="P35" style:family="paragraph" style:parent-style-name="Standard">
      <style:text-properties style:font-name="DejaVu Sans" officeooo:paragraph-rsid="0015c1cd"/>
    </style:style>
    <style:style style:name="P36" style:family="paragraph" style:parent-style-name="Standard">
      <style:text-properties style:font-name="DejaVu Sans" fo:font-weight="bold" officeooo:paragraph-rsid="0015c1cd" style:font-weight-asian="bold" style:font-weight-complex="bold"/>
    </style:style>
    <style:style style:name="P37" style:family="paragraph" style:parent-style-name="Standard">
      <style:paragraph-properties fo:margin-left="1.75in" fo:margin-right="-0.0134in" style:line-height-at-least="0in" fo:text-indent="0.2917in" style:auto-text-indent="false">
        <style:tab-stops/>
      </style:paragraph-properties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font-name="DejaVu Sans" officeooo:rsid="00216115" officeooo:paragraph-rsid="00216115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DejaVu Sans" officeooo:rsid="0023a20f" officeooo:paragraph-rsid="0023a20f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color="#c9211e" style:font-name="DejaVu Sans" fo:font-weight="bold" officeooo:paragraph-rsid="0015c1cd" style:font-weight-asian="bold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officeooo:paragraph-rsid="0023a20f"/>
    </style:style>
    <style:style style:name="P42" style:family="paragraph" style:parent-style-name="Standard" style:master-page-name="">
      <loext:graphic-properties draw:fill="none"/>
      <style:paragraph-properties fo:margin-left="0in" fo:margin-right="0in" style:line-height-at-least="0in" fo:text-align="start" style:justify-single-word="false" fo:hyphenation-ladder-count="no-limit" fo:text-indent="-0.25in" style:auto-text-indent="false" style:page-number="auto" fo:background-color="transparent"/>
      <style:text-properties style:font-name="Calibri" fo:font-size="11pt" fo:font-weight="bold" officeooo:rsid="00216115" officeooo:paragraph-rsid="00216115" style:font-name-asian="Arial" style:font-size-asian="11pt" style:font-weight-asian="bold" style:font-name-complex="Calibri" style:font-size-complex="11pt" style:font-weight-complex="bold" fo:hyphenate="false" loext:hyphenation-no-caps="false"/>
    </style:style>
    <style:style style:name="P43" style:family="paragraph" style:parent-style-name="Standard" style:master-page-name="">
      <loext:graphic-properties draw:fill="none"/>
      <style:paragraph-properties fo:margin-left="0in" fo:margin-right="0in" style:line-height-at-least="0in" fo:text-align="start" style:justify-single-word="false" fo:hyphenation-ladder-count="no-limit" fo:text-indent="-0.25in" style:auto-text-indent="false" style:page-number="auto" fo:background-color="transparent"/>
      <style:text-properties officeooo:paragraph-rsid="00216115" fo:hyphenate="false" loext:hyphenation-no-caps="false"/>
    </style:style>
    <style:style style:name="P44" style:family="paragraph" style:parent-style-name="Standard" style:master-page-name="MP0">
      <style:paragraph-properties fo:margin-left="0in" fo:margin-right="-0.0134in" style:line-height-at-least="0in" fo:text-align="center" style:justify-single-word="false" fo:text-indent="0in" style:auto-text-indent="false" style:page-number="auto" fo:break-before="page"/>
    </style:style>
    <style:style style:name="P45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000000" style:font-name="DejaVu Sans" fo:font-size="11pt" fo:font-weight="normal" officeooo:rsid="0043ac50" officeooo:paragraph-rsid="0043ac50" style:font-name-asian="Arial" style:font-size-asian="11pt" style:font-weight-asian="normal" style:font-name-complex="Calibri" style:font-size-complex="11pt" style:font-weight-complex="normal"/>
    </style:style>
    <style:style style:name="P46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000000" style:font-name="DejaVu Sans" fo:font-size="11pt" fo:font-weight="normal" officeooo:rsid="0018f337" officeooo:paragraph-rsid="003ca480" style:font-name-asian="Arial" style:font-size-asian="11pt" style:font-weight-asian="normal" style:font-name-complex="Calibri" style:font-size-complex="11pt" style:font-weight-complex="normal"/>
    </style:style>
    <style:style style:name="P47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000000" style:font-name="DejaVu Sans" fo:font-size="11pt" fo:font-weight="normal" officeooo:rsid="0018f337" officeooo:paragraph-rsid="003e8333" style:font-name-asian="Arial" style:font-size-asian="11pt" style:font-weight-asian="normal" style:font-name-complex="Calibri" style:font-size-complex="11pt" style:font-weight-complex="normal"/>
    </style:style>
    <style:style style:name="P48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d7a49" officeooo:paragraph-rsid="003d7a49" style:font-name-asian="Arial" style:font-size-asian="11pt" style:font-weight-asian="normal" style:font-name-complex="Calibri" style:font-size-complex="11pt" style:font-weight-complex="normal"/>
    </style:style>
    <style:style style:name="P49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d7a49" officeooo:paragraph-rsid="003e8333" style:font-name-asian="Arial" style:font-size-asian="11pt" style:font-weight-asian="normal" style:font-name-complex="Calibri" style:font-size-complex="11pt" style:font-weight-complex="normal"/>
    </style:style>
    <style:style style:name="P50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use-window-font-color="true" style:font-name="DejaVu Sans" fo:font-size="11pt" fo:font-weight="normal" officeooo:rsid="003e8333" officeooo:paragraph-rsid="003e8333" style:font-name-asian="Arial" style:font-size-asian="11pt" style:font-weight-asian="normal" style:font-name-complex="Calibri" style:font-size-complex="11pt" style:font-weight-complex="normal"/>
    </style:style>
    <style:style style:name="P51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18f337" officeooo:paragraph-rsid="002551f9" style:font-name-asian="Arial" style:font-size-asian="11pt" style:font-weight-asian="normal" style:font-name-complex="Calibri" style:font-size-complex="11pt" style:font-weight-complex="normal"/>
    </style:style>
    <style:style style:name="P52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18f337" officeooo:paragraph-rsid="0018f337" style:font-name-asian="Arial" style:font-size-asian="11pt" style:font-weight-asian="normal" style:font-name-complex="Calibri" style:font-size-complex="11pt" style:font-weight-complex="normal"/>
    </style:style>
    <style:style style:name="P53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fo:color="#c9211e" style:font-name="DejaVu Sans" fo:font-size="11pt" fo:font-weight="normal" officeooo:rsid="00260993" officeooo:paragraph-rsid="00260993" style:font-name-asian="Arial" style:font-size-asian="11pt" style:font-weight-asian="normal" style:font-name-complex="Calibri" style:font-size-complex="11pt" style:font-weight-complex="normal"/>
    </style:style>
    <style:style style:name="P54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bold" officeooo:rsid="0017145c" officeooo:paragraph-rsid="0017145c" style:font-name-asian="Arial" style:font-size-asian="11pt" style:font-weight-asian="bold" style:font-name-complex="Calibri" style:font-size-complex="11pt" style:font-weight-complex="bold"/>
    </style:style>
    <style:style style:name="P55" style:family="paragraph" style:parent-style-name="Standard">
      <style:paragraph-properties fo:margin-left="0in" fo:margin-right="-0.0134in" style:line-height-at-least="0in" fo:text-align="start" style:justify-single-word="false" fo:text-indent="0in" style:auto-text-indent="false"/>
      <style:text-properties style:font-name="DejaVu Sans" fo:font-size="11pt" fo:font-weight="bold" officeooo:rsid="0015c1cd" officeooo:paragraph-rsid="0015c1cd" style:font-name-asian="Arial" style:font-size-asian="11pt" style:font-weight-asian="bold" style:font-name-complex="Calibri" style:font-size-complex="11pt" style:font-weight-complex="bold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DejaVu Sans" officeooo:rsid="00216115" officeooo:paragraph-rsid="0015c1cd"/>
    </style:style>
    <style:style style:name="P5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margin-left="0in" fo:margin-right="0in" fo:text-align="center" fo:text-indent="0in"/>
    </style:style>
    <style:style style:name="P59" style:family="paragraph">
      <style:paragraph-properties fo:margin-left="0in" fo:margin-right="0in" fo:text-align="justify" fo:text-indent="0in"/>
    </style:style>
    <style:style style:name="P60" style:family="paragraph">
      <loext:graphic-properties draw:fill="none" draw:fill-color="#ffffff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alibri" fo:font-size="12pt" style:font-name-complex="Calibri" style:font-weight-complex="bold" fo:hyphenate="false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2.5pt" fo:font-weight="bold" style:font-name-asian="Times New Roman" style:font-size-asian="12.5pt" style:font-weight-asian="bold" style:font-name-complex="Times New Roman" style:font-weight-complex="bold"/>
    </style:style>
    <style:style style:name="T6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weight-complex="bold"/>
    </style:style>
    <style:style style:name="T7" style:family="text">
      <style:text-properties style:font-name="Times New Roman" fo:font-size="16pt" fo:font-weight="bold" style:font-name-asian="Arial" style:font-size-asian="16pt" style:font-weight-asian="bold" style:font-name-complex="Times New Roman" style:font-size-complex="16pt" style:font-weight-complex="bold"/>
    </style:style>
    <style:style style:name="T8" style:family="text">
      <style:text-properties style:font-name="Times New Roman" fo:font-size="11pt" style:font-name-asian="Times New Roman" style:font-size-asian="11pt" style:font-name-complex="Times New Roman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0" style:family="text">
      <style:text-properties officeooo:rsid="0015c1cd"/>
    </style:style>
    <style:style style:name="T11" style:family="text">
      <style:text-properties style:font-name-complex="Calibri"/>
    </style:style>
    <style:style style:name="T12" style:family="text">
      <style:text-properties officeooo:rsid="0018f337" style:font-name-complex="Calibri"/>
    </style:style>
    <style:style style:name="T13" style:family="text">
      <style:text-properties officeooo:rsid="001ae5c4" style:font-name-complex="Calibri"/>
    </style:style>
    <style:style style:name="T14" style:family="text">
      <style:text-properties officeooo:rsid="0027bc7d" style:font-name-complex="Calibri"/>
    </style:style>
    <style:style style:name="T15" style:family="text">
      <style:text-properties officeooo:rsid="002a8369" style:font-name-complex="Calibri"/>
    </style:style>
    <style:style style:name="T16" style:family="text">
      <style:text-properties officeooo:rsid="003349e5" style:font-name-complex="Calibri"/>
    </style:style>
    <style:style style:name="T17" style:family="text">
      <style:text-properties officeooo:rsid="0043ac50" style:font-name-complex="Calibri"/>
    </style:style>
    <style:style style:name="T18" style:family="text">
      <style:text-properties fo:color="#c9211e" style:font-name-complex="Calibri"/>
    </style:style>
    <style:style style:name="T19" style:family="text">
      <style:text-properties fo:color="#c9211e" officeooo:rsid="0018f337" style:font-name-complex="Calibri"/>
    </style:style>
    <style:style style:name="T20" style:family="text">
      <style:text-properties fo:color="#c9211e" officeooo:rsid="003349e5" style:font-name-complex="Calibri"/>
    </style:style>
    <style:style style:name="T21" style:family="text">
      <style:text-properties fo:color="#c9211e" officeooo:rsid="00423525" style:font-name-complex="Calibri"/>
    </style:style>
    <style:style style:name="T22" style:family="text">
      <style:text-properties fo:color="#c9211e" officeooo:rsid="001e65cf"/>
    </style:style>
    <style:style style:name="T23" style:family="text">
      <style:text-properties fo:color="#c9211e" officeooo:rsid="00216115"/>
    </style:style>
    <style:style style:name="T24" style:family="text">
      <style:text-properties fo:color="#c9211e" style:font-name="DejaVu Sans" fo:font-size="11pt" fo:font-weight="normal" officeooo:rsid="002cb7f8" style:font-name-asian="Arial" style:font-size-asian="11pt" style:font-weight-asian="normal" style:font-name-complex="Calibri" style:font-size-complex="11pt" style:font-weight-complex="normal"/>
    </style:style>
    <style:style style:name="T25" style:family="text">
      <style:text-properties fo:color="#c9211e" style:font-name="DejaVu Sans" fo:font-size="11pt" fo:font-weight="normal" officeooo:rsid="0027afe1" style:font-name-asian="Arial" style:font-size-asian="11pt" style:font-weight-asian="normal" style:font-name-complex="Calibri" style:font-size-complex="11pt" style:font-weight-complex="normal"/>
    </style:style>
    <style:style style:name="T26" style:family="text">
      <style:text-properties fo:color="#c9211e" style:font-name="DejaVu Sans" fo:font-size="11pt" fo:font-weight="normal" officeooo:rsid="003286be" style:font-name-asian="Arial" style:font-size-asian="11pt" style:font-weight-asian="normal" style:font-name-complex="Calibri" style:font-size-complex="11pt" style:font-weight-complex="normal"/>
    </style:style>
    <style:style style:name="T27" style:family="text">
      <style:text-properties fo:color="#c9211e" style:font-name="DejaVu Sans" fo:font-size="11pt" fo:font-weight="normal" officeooo:rsid="0018f337" style:font-name-asian="Arial" style:font-size-asian="11pt" style:font-weight-asian="normal" style:font-name-complex="Calibri" style:font-size-complex="11pt" style:font-weight-complex="normal"/>
    </style:style>
    <style:style style:name="T28" style:family="text">
      <style:text-properties fo:color="#c9211e" style:font-name="DejaVu Sans" fo:font-size="11pt" fo:font-weight="normal" officeooo:rsid="00349bf6" style:font-name-asian="Arial" style:font-size-asian="11pt" style:font-weight-asian="normal" style:font-name-complex="Calibri" style:font-size-complex="11pt" style:font-weight-complex="normal"/>
    </style:style>
    <style:style style:name="T29" style:family="text">
      <style:text-properties fo:color="#c9211e" style:font-name="DejaVu Sans" fo:font-size="11pt" fo:font-weight="normal" officeooo:rsid="002f37ee" style:font-name-asian="Arial" style:font-size-asian="11pt" style:font-weight-asian="normal" style:font-name-complex="Calibri" style:font-size-complex="11pt" style:font-weight-complex="normal"/>
    </style:style>
    <style:style style:name="T30" style:family="text">
      <style:text-properties fo:color="#c9211e" style:font-name="DejaVu Sans" fo:font-size="11pt" fo:font-weight="normal" officeooo:rsid="0037aa34" style:font-name-asian="Arial" style:font-size-asian="11pt" style:font-weight-asian="normal" style:font-name-complex="Calibri" style:font-size-complex="11pt" style:font-weight-complex="normal"/>
    </style:style>
    <style:style style:name="T31" style:family="text">
      <style:text-properties fo:color="#c9211e" style:font-name="DejaVu Sans" fo:font-size="11pt" fo:font-weight="normal" officeooo:rsid="0038bc11" style:font-name-asian="Arial" style:font-size-asian="11pt" style:font-weight-asian="normal" style:font-name-complex="Calibri" style:font-size-complex="11pt" style:font-weight-complex="normal"/>
    </style:style>
    <style:style style:name="T32" style:family="text">
      <style:text-properties fo:color="#c9211e" style:font-name="DejaVu Sans" fo:font-size="11pt" fo:font-weight="normal" officeooo:rsid="0043ac50" style:font-name-asian="Arial" style:font-size-asian="11pt" style:font-weight-asian="normal" style:font-name-complex="Calibri" style:font-size-complex="11pt" style:font-weight-complex="normal"/>
    </style:style>
    <style:style style:name="T33" style:family="text">
      <style:text-properties style:use-window-font-color="true" style:font-name="DejaVu Sans" fo:font-size="11pt" fo:font-weight="normal" style:font-name-asian="Arial" style:font-size-asian="11pt" style:font-weight-asian="normal" style:font-name-complex="Calibri" style:font-size-complex="11pt" style:font-weight-complex="normal"/>
    </style:style>
    <style:style style:name="T34" style:family="text">
      <style:text-properties style:use-window-font-color="true" style:font-name="DejaVu Sans" fo:font-size="11pt" fo:font-weight="normal" officeooo:rsid="0038bc11" style:font-name-asian="Arial" style:font-size-asian="11pt" style:font-weight-asian="normal" style:font-name-complex="Calibri" style:font-size-complex="11pt" style:font-weight-complex="normal"/>
    </style:style>
    <style:style style:name="T35" style:family="text">
      <style:text-properties style:use-window-font-color="true" style:font-name="DejaVu Sans" fo:font-size="11pt" fo:font-weight="normal" officeooo:rsid="003b0d93" style:font-name-asian="Arial" style:font-size-asian="11pt" style:font-weight-asian="normal" style:font-name-complex="Calibri" style:font-size-complex="11pt" style:font-weight-complex="normal"/>
    </style:style>
    <style:style style:name="T36" style:family="text">
      <style:text-properties style:use-window-font-color="true" style:font-name="DejaVu Sans" fo:font-size="11pt" fo:font-weight="normal" officeooo:rsid="00383e6d" style:font-name-asian="Arial" style:font-size-asian="11pt" style:font-weight-asian="normal" style:font-name-complex="Calibri" style:font-size-complex="11pt" style:font-weight-complex="normal"/>
    </style:style>
    <style:style style:name="T37" style:family="text">
      <style:text-properties style:use-window-font-color="true" style:font-name="DejaVu Sans" fo:font-size="11pt" fo:font-weight="normal" officeooo:rsid="003ca480" style:font-name-asian="Arial" style:font-size-asian="11pt" style:font-weight-asian="normal" style:font-name-complex="Calibri" style:font-size-complex="11pt" style:font-weight-complex="normal"/>
    </style:style>
    <style:style style:name="T38" style:family="text">
      <style:text-properties style:use-window-font-color="true" style:font-name="DejaVu Sans" fo:font-size="11pt" fo:font-weight="normal" officeooo:rsid="003d7a49" style:font-name-asian="Arial" style:font-size-asian="11pt" style:font-weight-asian="normal" style:font-name-complex="Calibri" style:font-size-complex="11pt" style:font-weight-complex="normal"/>
    </style:style>
    <style:style style:name="T39" style:family="text">
      <style:text-properties style:use-window-font-color="true" style:font-name="DejaVu Sans" fo:font-size="11pt" fo:font-weight="normal" officeooo:rsid="003e8333" style:font-name-asian="Arial" style:font-size-asian="11pt" style:font-weight-asian="normal" style:font-name-complex="Calibri" style:font-size-complex="11pt" style:font-weight-complex="normal"/>
    </style:style>
    <style:style style:name="T40" style:family="text">
      <style:text-properties style:use-window-font-color="true" style:font-name="DejaVu Sans" fo:font-size="11pt" fo:font-weight="normal" officeooo:rsid="0040504e" style:font-name-asian="Arial" style:font-size-asian="11pt" style:font-weight-asian="normal" style:font-name-complex="Calibri" style:font-size-complex="11pt" style:font-weight-complex="normal"/>
    </style:style>
    <style:style style:name="T41" style:family="text">
      <style:text-properties style:use-window-font-color="true" style:font-name="DejaVu Sans" fo:font-size="11pt" fo:font-weight="normal" officeooo:rsid="0043ac50" style:font-name-asian="Arial" style:font-size-asian="11pt" style:font-weight-asian="normal" style:font-name-complex="Calibri" style:font-size-complex="11pt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officeooo:rsid="00260993" style:font-name-complex="Calibri"/>
    </style:style>
    <style:style style:name="T44" style:family="text">
      <style:text-properties fo:color="#000000" officeooo:rsid="003349e5" style:font-name-complex="Calibri"/>
    </style:style>
    <style:style style:name="T45" style:family="text">
      <style:text-properties fo:color="#000000" style:font-name="DejaVu Sans" fo:font-size="11pt" fo:font-weight="normal" style:font-name-asian="Arial" style:font-size-asian="11pt" style:font-weight-asian="normal" style:font-name-complex="Calibri" style:font-size-complex="11pt" style:font-weight-complex="normal"/>
    </style:style>
    <style:style style:name="T46" style:family="text">
      <style:text-properties fo:color="#000000" style:font-name="DejaVu Sans" fo:font-size="11pt" fo:font-weight="normal" officeooo:rsid="0027bc7d" style:font-name-asian="Arial" style:font-size-asian="11pt" style:font-weight-asian="normal" style:font-name-complex="Calibri" style:font-size-complex="11pt" style:font-weight-complex="normal"/>
    </style:style>
    <style:style style:name="T47" style:family="text">
      <style:text-properties fo:color="#000000" style:font-name="DejaVu Sans" fo:font-size="11pt" fo:font-weight="normal" officeooo:rsid="00260993" style:font-name-asian="Arial" style:font-size-asian="11pt" style:font-weight-asian="normal" style:font-name-complex="Calibri" style:font-size-complex="11pt" style:font-weight-complex="normal"/>
    </style:style>
    <style:style style:name="T48" style:family="text">
      <style:text-properties fo:color="#000000" style:font-name="DejaVu Sans" fo:font-size="11pt" fo:font-weight="normal" officeooo:rsid="003286be" style:font-name-asian="Arial" style:font-size-asian="11pt" style:font-weight-asian="normal" style:font-name-complex="Calibri" style:font-size-complex="11pt" style:font-weight-complex="normal"/>
    </style:style>
    <style:style style:name="T49" style:family="text">
      <style:text-properties fo:color="#000000" style:font-name="DejaVu Sans" fo:font-size="11pt" fo:font-weight="normal" officeooo:rsid="003349e5" style:font-name-asian="Arial" style:font-size-asian="11pt" style:font-weight-asian="normal" style:font-name-complex="Calibri" style:font-size-complex="11pt" style:font-weight-complex="normal"/>
    </style:style>
    <style:style style:name="T50" style:family="text">
      <style:text-properties fo:color="#000000" style:font-name="DejaVu Sans" fo:font-size="11pt" fo:font-weight="normal" officeooo:rsid="00349bf6" style:font-name-asian="Arial" style:font-size-asian="11pt" style:font-weight-asian="normal" style:font-name-complex="Calibri" style:font-size-complex="11pt" style:font-weight-complex="normal"/>
    </style:style>
    <style:style style:name="T51" style:family="text">
      <style:text-properties fo:color="#000000" officeooo:rsid="0018f337"/>
    </style:style>
    <style:style style:name="T52" style:family="text">
      <style:text-properties officeooo:rsid="00204651"/>
    </style:style>
    <style:style style:name="T53" style:family="text">
      <style:text-properties style:font-name="DejaVu Sans" fo:font-size="11pt" fo:font-weight="normal" style:font-name-asian="Arial" style:font-size-asian="11pt" style:font-weight-asian="normal" style:font-name-complex="Calibri" style:font-size-complex="11pt" style:font-weight-complex="normal"/>
    </style:style>
    <style:style style:name="T54" style:family="text">
      <style:text-properties style:font-name="DejaVu Sans" fo:font-size="11pt" fo:font-weight="normal" officeooo:rsid="0015c1cd" style:font-name-asian="Arial" style:font-size-asian="11pt" style:font-weight-asian="normal" style:font-name-complex="Calibri" style:font-size-complex="11pt" style:font-weight-complex="normal"/>
    </style:style>
    <style:style style:name="T55" style:family="text">
      <style:text-properties style:font-name="DejaVu Sans" fo:font-size="11pt" fo:font-weight="normal" officeooo:rsid="0017145c" style:font-name-asian="Arial" style:font-size-asian="11pt" style:font-weight-asian="normal" style:font-name-complex="Calibri" style:font-size-complex="11pt" style:font-weight-complex="normal"/>
    </style:style>
    <style:style style:name="T56" style:family="text">
      <style:text-properties style:font-name="DejaVu Sans" fo:font-size="11pt" fo:font-weight="normal" officeooo:rsid="002863dc" style:font-name-asian="Arial" style:font-size-asian="11pt" style:font-weight-asian="normal" style:font-name-complex="Calibri" style:font-size-complex="11pt" style:font-weight-complex="normal"/>
    </style:style>
    <style:style style:name="T57" style:family="text">
      <style:text-properties style:font-name="DejaVu Sans" fo:font-size="11pt" fo:font-weight="normal" officeooo:rsid="003349e5" style:font-name-asian="Arial" style:font-size-asian="11pt" style:font-weight-asian="normal" style:font-name-complex="Calibri" style:font-size-complex="11pt" style:font-weight-complex="normal"/>
    </style:style>
    <style:style style:name="T58" style:family="text">
      <style:text-properties style:font-name="DejaVu Sans" fo:font-size="11pt" fo:font-weight="normal" officeooo:rsid="0027afe1" style:font-name-asian="Arial" style:font-size-asian="11pt" style:font-weight-asian="normal" style:font-name-complex="Calibri" style:font-size-complex="11pt" style:font-weight-complex="normal"/>
    </style:style>
    <style:style style:name="T59" style:family="text">
      <style:text-properties style:font-name="DejaVu Sans" fo:font-size="11pt" fo:font-weight="normal" officeooo:rsid="0043ac50" style:font-name-asian="Arial" style:font-size-asian="11pt" style:font-weight-asian="normal" style:font-name-complex="Calibri" style:font-size-complex="11pt" style:font-weight-complex="normal"/>
    </style:style>
    <style:style style:name="T60" style:family="text">
      <style:text-properties style:font-name="DejaVu Sans" fo:font-size="11pt" fo:font-weight="bold" officeooo:rsid="00216115" style:font-name-asian="Arial" style:font-size-asian="11pt" style:font-weight-asian="bold" style:font-name-complex="Calibri" style:font-size-complex="11pt" style:font-weight-complex="bold"/>
    </style:style>
    <style:style style:name="T61" style:family="text">
      <style:text-properties style:font-name="DejaVu Sans" fo:font-size="11pt" fo:font-weight="bold" officeooo:rsid="0027bc7d" style:font-name-asian="Arial" style:font-size-asian="11pt" style:font-weight-asian="bold" style:font-name-complex="Calibri" style:font-size-complex="11pt" style:font-weight-complex="bold"/>
    </style:style>
    <style:style style:name="T62" style:family="text">
      <style:text-properties style:font-name="DejaVu Sans" fo:font-size="11pt" fo:font-weight="bold" officeooo:rsid="002a8369" style:font-name-asian="Arial" style:font-size-asian="11pt" style:font-weight-asian="bold" style:font-name-complex="Calibri" style:font-size-complex="11pt" style:font-weight-complex="bold"/>
    </style:style>
    <style:style style:name="T63" style:family="text">
      <style:text-properties style:font-name="DejaVu Sans" officeooo:rsid="00349bf6"/>
    </style:style>
    <style:style style:name="T64" style:family="text">
      <style:text-properties style:font-name="DejaVu Sans" officeooo:rsid="0023a20f"/>
    </style:style>
    <style:style style:name="T65" style:family="text">
      <style:text-properties fo:color="#666666" style:font-name="DejaVu Sans" fo:font-size="11pt" fo:font-weight="normal" officeooo:rsid="0027afe1" style:font-name-asian="Arial" style:font-size-asian="11pt" style:font-weight-asian="normal" style:font-name-complex="Calibri" style:font-size-complex="11pt" style:font-weight-complex="normal"/>
    </style:style>
    <style:style style:name="T66" style:family="text">
      <style:text-properties fo:color="#666666" style:font-name="DejaVu Sans" fo:font-size="11pt" fo:font-weight="normal" officeooo:rsid="0015c1cd" style:font-name-asian="Arial" style:font-size-asian="11pt" style:font-weight-asian="normal" style:font-name-complex="Calibri" style:font-size-complex="11pt" style:font-weight-complex="normal"/>
    </style:style>
    <style:style style:name="T67" style:family="text">
      <style:text-properties officeooo:rsid="00349bf6"/>
    </style:style>
    <style:style style:name="T68" style:family="text">
      <style:text-properties officeooo:rsid="003ca480"/>
    </style:style>
    <style:style style:name="T69" style:family="text">
      <style:text-properties officeooo:rsid="003d7a49"/>
    </style:style>
    <style:style style:name="T70" style:family="text">
      <style:text-properties officeooo:rsid="003e8333"/>
    </style:style>
    <style:style style:name="T71" style:family="text">
      <style:text-properties officeooo:rsid="0040504e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4" style:family="text">
      <style:text-properties style:font-name="Arial" fo:font-size="12pt" style:font-name-complex="Arial" style:font-size-complex="11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19in" svg:stroke-color="#729fcf" draw:marker-start-width="0.1661in" draw:marker-end-width="0.1661in" draw:fill="none" draw:fill-color="#ffffff" draw:opacity="50%" draw:textarea-vertical-align="middle" fo:min-height="1.1618in" fo:padding-top="0.0091in" fo:padding-bottom="0.0091in" fo:padding-left="0.0091in" fo:padding-right="0.009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Imagen1" text:anchor-type="paragraph" svg:x="-0.7799in" svg:y="-0.1417in" svg:width="8.2598in" style:rel-width="scale" svg:height="1.002in" style:rel-height="scale" draw:z-index="1"><draw:image xlink:href="Pictures/10000000000005500000009D1AAF294B4D69CFEB.png" xlink:type="simple" xlink:show="embed" xlink:actuate="onLoad" loext:mime-type="image/png"/></draw:frame><text:span text:style-name="Fuente_20_de_20_párrafo_20_predeter."><text:span text:style-name="T1">Laboratorio</text:span></text:span><text:span text:style-name="Fuente_20_de_20_párrafo_20_predeter."><text:span text:style-name="T2"> N</text:span></text:span><text:span text:style-name="Fuente_20_de_20_párrafo_20_predeter."><text:span text:style-name="T5">.º</text:span></text:span><text:span text:style-name="Fuente_20_de_20_párrafo_20_predeter."><text:span text:style-name="T6"> 4</text:span></text:span></text:p>
      <text:p text:style-name="P32"/>
      <text:p text:style-name="P1"><text:span text:style-name="Fuente_20_de_20_párrafo_20_predeter."><text:span text:style-name="T3">S</text:span></text:span><text:span text:style-name="Fuente_20_de_20_párrafo_20_predeter."><text:span text:style-name="T8">ISTEMAS </text:span></text:span><text:span text:style-name="Fuente_20_de_20_párrafo_20_predeter."><text:span text:style-name="T4">Distribuidos</text:span></text:span></text:p>
      <text:p text:style-name="P34"/>
      <text:p text:style-name="P2">Primer cuatrimestre de 2020</text:p>
      <text:p text:style-name="P33"/>
      <text:p text:style-name="P3">Departamento de Ciencias e Ingeniería de la Computación - Universidad Nacional del Sur</text:p>
      <text:p text:style-name="P37"><text:span text:style-name="Fuente_20_de_20_párrafo_20_predeter."><text:span text:style-name="T9"><text:tab/><text:tab/></text:span></text:span><text:span text:style-name="Fuente_20_de_20_párrafo_20_predeter."><text:span text:style-name="T7"><text:tab/>Alumnos</text:span></text:span></text:p>
      <text:p text:style-name="P13"><draw:frame text:anchor-type="paragraph" draw:z-index="0" draw:name="Shape1" draw:style-name="gr1" draw:text-style-name="P60" svg:width="3.9024in" svg:height="1.1803in" svg:x="1.4646in" svg:y="0.0283in"><draw:text-box><text:p text:style-name="P57"><text:span text:style-name="T72"/></text:p><text:p text:style-name="P57"><text:span text:style-name="T73">Garat Manuel <text:s text:c="14"/>Registro: 103138</text:span></text:p><text:p text:style-name="P57"><text:span text:style-name="T73"/></text:p><text:p text:style-name="P57"><text:span text:style-name="T73">Cerdá Gianni Lucas <text:s text:c="5"/>Registro: 110996</text:span></text:p><text:p text:style-name="P58"><text:span text:style-name="T74"/></text:p><text:p text:style-name="P59"><text:span text:style-name="T74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2">1.</text:p>
      <text:p text:style-name="P14">Nota: se considera que el anillo empieza a partir del nodo 0 y finaliza en el 7<text:span text:style-name="T52">.</text:span></text:p>
      <text:p text:style-name="P7"/>
      <text:p text:style-name="P36">Tabla <text:span text:style-name="T10">F</text:span>inger del <text:span text:style-name="T10">N</text:span>odo <text:span text:style-name="T22">2</text:span></text:p>
      <text:p text:style-name="P35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0">Índice</text:p>
          </table:table-cell>
          <table:table-cell table:style-name="Table1.A1" office:value-type="string">
            <text:p text:style-name="P40">Rango</text:p>
          </table:table-cell>
          <table:table-cell table:style-name="Table1.A1" office:value-type="string">
            <text:p text:style-name="P40">Sucesor</text:p>
          </table:table-cell>
        </table:table-row>
        <table:table-row table:style-name="Table1.1">
          <table:table-cell table:style-name="Table1.A1" office:value-type="string">
            <text:p text:style-name="P38">1</text:p>
          </table:table-cell>
          <table:table-cell table:style-name="Table1.A1" office:value-type="string">
            <text:p text:style-name="P39">3...3</text:p>
          </table:table-cell>
          <table:table-cell table:style-name="Table1.A1" office:value-type="string">
            <text:p text:style-name="P38">4</text:p>
          </table:table-cell>
        </table:table-row>
        <table:table-row table:style-name="Table1.1">
          <table:table-cell table:style-name="Table1.A1" office:value-type="string">
            <text:p text:style-name="P38">2</text:p>
          </table:table-cell>
          <table:table-cell table:style-name="Table1.A1" office:value-type="string">
            <text:p text:style-name="P39">4...5</text:p>
          </table:table-cell>
          <table:table-cell table:style-name="Table1.A1" office:value-type="string">
            <text:p text:style-name="P38">4</text:p>
          </table:table-cell>
        </table:table-row>
        <table:table-row table:style-name="Table1.1">
          <table:table-cell table:style-name="Table1.A1" office:value-type="string">
            <text:p text:style-name="P38">3</text:p>
          </table:table-cell>
          <table:table-cell table:style-name="Table1.A1" office:value-type="string">
            <text:p text:style-name="P39">6...2</text:p>
          </table:table-cell>
          <table:table-cell table:style-name="Table1.A1" office:value-type="string">
            <text:p text:style-name="P38">6</text:p>
          </table:table-cell>
        </table:table-row>
      </table:table>
      <text:p text:style-name="P35"/>
      <text:p text:style-name="P36">Tabla <text:span text:style-name="T10">F</text:span>inger del <text:span text:style-name="T10">N</text:span>odo <text:span text:style-name="T23">4</text:span></text:p>
      <text:p text:style-name="P35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40">Índice</text:p>
          </table:table-cell>
          <table:table-cell table:style-name="Table2.A1" office:value-type="string">
            <text:p text:style-name="P40">Rango</text:p>
          </table:table-cell>
          <table:table-cell table:style-name="Table2.A1" office:value-type="string">
            <text:p text:style-name="P40">Sucesor</text:p>
          </table:table-cell>
        </table:table-row>
        <table:table-row table:style-name="Table2.1"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9">5...5</text:p>
          </table:table-cell>
          <table:table-cell table:style-name="Table2.A1" office:value-type="string">
            <text:p text:style-name="P38">6</text:p>
          </table:table-cell>
        </table:table-row>
        <table:table-row table:style-name="Table2.1"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9">6...7</text:p>
          </table:table-cell>
          <table:table-cell table:style-name="Table2.A1" office:value-type="string">
            <text:p text:style-name="P38">6</text:p>
          </table:table-cell>
        </table:table-row>
        <table:table-row table:style-name="Table2.1"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41"><text:span text:style-name="T63">0</text:span><text:span text:style-name="T64">...4</text:span></text:p>
          </table:table-cell>
          <table:table-cell table:style-name="Table2.A1" office:value-type="string">
            <text:p text:style-name="P38">2</text:p>
          </table:table-cell>
        </table:table-row>
      </table:table>
      <text:p text:style-name="P35"/>
      <text:p text:style-name="P36">Tabla <text:span text:style-name="T10">F</text:span>inger del <text:span text:style-name="T10">N</text:span>odo <text:span text:style-name="T23">6</text:span></text:p>
      <text:p text:style-name="P35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0">Índice</text:p>
          </table:table-cell>
          <table:table-cell table:style-name="Table3.A1" office:value-type="string">
            <text:p text:style-name="P40">Rango</text:p>
          </table:table-cell>
          <table:table-cell table:style-name="Table3.A1" office:value-type="string">
            <text:p text:style-name="P40">Sucesor</text:p>
          </table:table-cell>
        </table:table-row>
        <table:table-row table:style-name="Table3.1">
          <table:table-cell table:style-name="Table3.A1" office:value-type="string">
            <text:p text:style-name="P38">1</text:p>
          </table:table-cell>
          <table:table-cell table:style-name="Table3.A1" office:value-type="string">
            <text:p text:style-name="P39">7...7</text:p>
          </table:table-cell>
          <table:table-cell table:style-name="Table3.A1" office:value-type="string">
            <text:p text:style-name="P56">2</text:p>
          </table:table-cell>
        </table:table-row>
        <table:table-row table:style-name="Table3.1">
          <table:table-cell table:style-name="Table3.A1" office:value-type="string">
            <text:p text:style-name="P38">2</text:p>
          </table:table-cell>
          <table:table-cell table:style-name="Table3.A1" office:value-type="string">
            <text:p text:style-name="P39"><text:span text:style-name="T67">0</text:span>...<text:span text:style-name="T67">1</text:span></text:p>
          </table:table-cell>
          <table:table-cell table:style-name="Table3.A1" office:value-type="string">
            <text:p text:style-name="P38">2</text:p>
          </table:table-cell>
        </table:table-row>
        <table:table-row table:style-name="Table3.1">
          <table:table-cell table:style-name="Table3.A1" office:value-type="string">
            <text:p text:style-name="P38">3</text:p>
          </table:table-cell>
          <table:table-cell table:style-name="Table3.A1" office:value-type="string">
            <text:p text:style-name="P39"><text:span text:style-name="T67">2</text:span>...6</text:p>
          </table:table-cell>
          <table:table-cell table:style-name="Table3.A1" office:value-type="string">
            <text:p text:style-name="P38">2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><text:soft-page-break/><text:span text:style-name="T60">2</text:span><text:span text:style-name="T61">.</text:span><text:span text:style-name="T62"> </text:span></text:p>
      <text:p text:style-name="P9"/>
      <text:p text:style-name="P31"><text:span text:style-name="T56">c</text:span><text:span text:style-name="T53">onst int nodos = 8;</text:span></text:p>
      <text:p text:style-name="P21"><text:span text:style-name="T56">const </text:span><text:span text:style-name="T54">int </text:span><text:span text:style-name="T57">este_nodo</text:span><text:span text:style-name="T58">; </text:span><text:span text:style-name="T65">// nodo actual que quiere encontrar a su sucesor</text:span></text:p>
      <text:p text:style-name="P21"><text:span text:style-name="T54">int entries</text:span><text:span text:style-name="T59"> </text:span><text:span text:style-name="T55">=</text:span><text:span text:style-name="T59"> 3 </text:span><text:span text:style-name="T66">// cantidad de entradas en la tabla</text:span></text:p>
      <text:p text:style-name="P31"><text:span text:style-name="T50">s</text:span><text:span text:style-name="T45">truct tabla_finger {</text:span></text:p>
      <text:p text:style-name="P45"><text:tab/>int rangos[][entries];</text:p>
      <text:p text:style-name="P45"><text:tab/>int sucesores[entries];</text:p>
      <text:p text:style-name="P45">} tabla_finger [nodos];</text:p>
      <text:p text:style-name="P45"><text:tab/></text:p>
      <text:p text:style-name="P4"><text:span text:style-name="T19">int </text:span><text:span text:style-name="T18">Get(int ID</text:span><text:span text:style-name="T20">, int nodo</text:span><text:span text:style-name="T18">)</text:span><text:span text:style-name="T21"> </text:span><text:span text:style-name="T18">{</text:span></text:p>
      <text:p text:style-name="P4"><text:span text:style-name="T11"><text:tab/>if (</text:span><text:span text:style-name="T13">P</text:span><text:span text:style-name="T11">ertenece(ID, nodo))</text:span></text:p>
      <text:p text:style-name="P20"><text:span text:style-name="T55"><text:tab/><text:tab/><text:tab/>return </text:span><text:span text:style-name="T57">nodo</text:span><text:span text:style-name="T55">;</text:span></text:p>
      <text:p text:style-name="P6"><text:tab/>else{</text:p>
      <text:p text:style-name="P5"><text:span text:style-name="T11"><text:tab/><text:tab/><text:tab/></text:span><text:span text:style-name="T43">nodo</text:span><text:span text:style-name="T44"> </text:span><text:span text:style-name="T11">=</text:span><text:span text:style-name="T16"> </text:span><text:span text:style-name="T13">B</text:span><text:span text:style-name="T11">uscar_sucesor(ID</text:span><text:span text:style-name="T17">, nodo</text:span><text:span text:style-name="T11">);</text:span></text:p>
      <text:p text:style-name="P5"><text:span text:style-name="T11"><text:tab/><text:tab/><text:tab/>return </text:span><text:span text:style-name="T13">G</text:span><text:span text:style-name="T11">et(ID</text:span><text:span text:style-name="T16">, nodo</text:span><text:span text:style-name="T11">);</text:span></text:p>
      <text:p text:style-name="P6"><text:tab/>}</text:p>
      <text:p text:style-name="P11">}</text:p>
      <text:p text:style-name="P11"/>
      <text:p text:style-name="P10"><text:span text:style-name="T12">int </text:span><text:span text:style-name="T11">Buscar_sucesor(int D</text:span><text:span text:style-name="T17">, int nodo</text:span><text:span text:style-name="T11">){</text:span></text:p>
      <text:p text:style-name="P15"><text:span text:style-name="T68"><text:tab/></text:span><text:span text:style-name="T69">int seguir = 1, i = 0, retorno = -1;</text:span></text:p>
      <text:p text:style-name="P17"><text:tab/>while (i &lt; entries &amp;&amp; seguir) {</text:p>
      <text:p text:style-name="P24"><text:span text:style-name="T36"><text:tab/><text:tab/>if (en_rango(ID))</text:span><text:span text:style-name="T34"> </text:span><text:span text:style-name="T38">{</text:span></text:p>
      <text:p text:style-name="P24"><text:span text:style-name="T38"><text:tab/><text:tab/><text:tab/>retorno = </text:span><text:span text:style-name="T41">tabla_finger[nodo].</text:span><text:span text:style-name="T37">sucesor</text:span><text:span text:style-name="T41">es</text:span><text:span text:style-name="T37">[i]</text:span><text:span text:style-name="T34">;</text:span></text:p>
      <text:p text:style-name="P28"><text:span text:style-name="T34"><text:tab/></text:span><text:span text:style-name="T33"><text:tab/><text:tab/>seguir = 0;</text:span></text:p>
      <text:p text:style-name="P17"><text:tab/><text:tab/>}</text:p>
      <text:p text:style-name="P17"><text:tab/><text:tab/>else i++;</text:p>
      <text:p text:style-name="P46"><text:tab/>}</text:p>
      <text:p text:style-name="P17"><text:span text:style-name="T51"><text:tab/></text:span><text:span text:style-name="T42">return retorno;</text:span></text:p>
      <text:p text:style-name="P51">}</text:p>
      <text:p text:style-name="P12"/>
      <text:p text:style-name="P19"><text:span text:style-name="T27">int Pertenece(int </text:span><text:span text:style-name="T30">I</text:span><text:span text:style-name="T28">D</text:span><text:span text:style-name="T32">, int nodo</text:span><text:span text:style-name="T27">)</text:span><text:span text:style-name="T29"> </text:span><text:span text:style-name="T31">{</text:span></text:p>
      <text:p text:style-name="P16"><text:span text:style-name="T70"><text:tab/></text:span><text:span text:style-name="T69">int seguir = 1, i = 0, retorno = </text:span><text:span text:style-name="T71">0</text:span><text:span text:style-name="T69">;</text:span></text:p>
      <text:p text:style-name="P18"><text:tab/>while (i &lt; entries &amp;&amp; seguir) {</text:p>
      <text:p text:style-name="P25"><text:span text:style-name="T36"><text:tab/><text:tab/>if (en_rango(ID))</text:span><text:span text:style-name="T39"> {</text:span></text:p>
      <text:p text:style-name="P30"><text:span text:style-name="T38"><text:tab/></text:span><text:span text:style-name="T33"><text:tab/><text:tab/></text:span><text:span text:style-name="T34">if (ID</text:span><text:span text:style-name="T35"> &lt;= </text:span><text:span text:style-name="T41">tabla_</text:span><text:span text:style-name="T34">finger</text:span><text:span text:style-name="T41">[nodo].sucesores</text:span><text:span text:style-name="T34">[i])</text:span><text:span text:style-name="T33"> {</text:span></text:p>
      <text:p text:style-name="P25"><text:span text:style-name="T38"><text:tab/><text:tab/><text:tab/></text:span><text:span text:style-name="T39"><text:tab/></text:span><text:span text:style-name="T38">retorno = </text:span><text:span text:style-name="T40">1</text:span><text:span text:style-name="T34">;</text:span></text:p>
      <text:p text:style-name="P29"><text:span text:style-name="T34"><text:tab/></text:span><text:span text:style-name="T33"><text:tab/><text:tab/></text:span><text:span text:style-name="T39"><text:tab/></text:span><text:span text:style-name="T33">seguir = 0;</text:span></text:p>
      <text:p text:style-name="P50"><text:tab/><text:tab/><text:tab/>}</text:p>
      <text:p text:style-name="P50"><text:tab/><text:tab/><text:tab/>else i++;</text:p>
      <text:p text:style-name="P50"><text:tab/><text:tab/>}</text:p>
      <text:p text:style-name="P30"><text:span text:style-name="T33"><text:tab/><text:tab/>else </text:span><text:span text:style-name="T38">i++;</text:span></text:p>
      <text:p text:style-name="P47"><text:tab/>}</text:p>
      <text:p text:style-name="P18"><text:span text:style-name="T51"><text:tab/></text:span><text:span text:style-name="T42">return retorno;</text:span></text:p>
      <text:p text:style-name="P12">}</text:p>
      <text:p text:style-name="P12"/>
      <text:p text:style-name="P22"><text:span text:style-name="T26">char *</text:span><text:span text:style-name="T24"> </text:span><text:span text:style-name="T25">Buscar_archivo(char * nombre) {</text:span></text:p>
      <text:p text:style-name="P26"><text:span text:style-name="T15"><text:tab/></text:span><text:span text:style-name="T14">int ID = hash(nombre);</text:span></text:p>
      <text:p text:style-name="P23"><text:span text:style-name="T46"><text:tab/></text:span><text:span text:style-name="T48">int nodo = </text:span><text:span text:style-name="T47">Get(ID</text:span><text:span text:style-name="T48">%8</text:span><text:span text:style-name="T49">, este_nodo</text:span><text:span text:style-name="T47">);</text:span></text:p>
      <text:p text:style-name="P27"><text:span text:style-name="T47"><text:tab/></text:span><text:span text:style-name="T45">return Obtener_archivo(nodo, ID);</text:span></text:p>
      <text:p text:style-name="P5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cas Cerdá</meta:initial-creator>
    <meta:creation-date>2020-05-11T22:23:00Z</meta:creation-date>
    <dc:date>2020-07-06T21:10:54.409333106</dc:date>
    <meta:editing-cycles>35</meta:editing-cycles>
    <meta:editing-duration>PT1H50M39S</meta:editing-duration>
    <meta:document-statistic meta:table-count="3" meta:image-count="1" meta:object-count="0" meta:page-count="2" meta:paragraph-count="93" meta:word-count="256" meta:character-count="1395" meta:non-whitespace-character-count="1166"/>
    <meta:template xlink:type="simple" xlink:actuate="onRequest" xlink:title="" xlink:href="Normal"/>
  </office:meta>
</office:document-meta>
</file>